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, 'MS Gothic'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  <style:text-properties fo:font-size="10pt" fo:language="zxx" fo:country="none" style:font-size-asian="10pt" style:language-asian="zxx" style:country-asian="none"/>
    </style:style>
    <style:style style:name="P3" style:family="paragraph" style:parent-style-name="Standard"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arial" fo:font-size="12pt" style:font-size-asian="12pt" style:font-name-complex="Calibri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bold" officeooo:rsid="00166179" officeooo:paragraph-rsid="00166179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arial" fo:font-size="12pt" style:text-underline-style="none" fo:font-weight="normal" officeooo:paragraph-rsid="00166179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arial" fo:font-size="12pt" fo:background-color="#c99c00" style:font-size-asian="12pt" style:font-size-complex="12p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font-name="arial" fo:font-size="12pt" fo:font-weight="bold" fo:background-color="#c99c00" style:font-size-asian="12pt" style:font-weight-asian="bold" style:font-size-complex="12pt"/>
    </style:style>
    <style:style style:name="P10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14" style:family="paragraph" style:parent-style-name="Standard" style:list-style-name="WW8Num6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94714" style:font-size-asian="12pt" style:font-weight-asian="bold" style:font-size-complex="12pt" style:font-weight-complex="bold"/>
    </style:style>
    <style:style style:name="P17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18" style:family="paragraph" style:parent-style-name="Standard" style:list-style-name="L3">
      <style:paragraph-properties fo:margin-left="0in" fo:margin-right="0in" fo:text-indent="0in" style:auto-text-indent="false"/>
      <style:text-properties style:font-name="arial" fo:font-size="12pt" style:text-underline-style="none" fo:font-weight="bold" officeooo:paragraph-rsid="00166179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bold" officeooo:rsid="00166179" officeooo:paragraph-rsid="00166179" style:font-size-asian="12pt" style:font-weight-asian="bold" style:font-size-complex="12pt" style:font-weight-complex="bold"/>
    </style:style>
    <style:style style:name="P20" style:family="paragraph" style:parent-style-name="Standard" style:list-style-name="L2">
      <style:paragraph-properties fo:margin-left="0in" fo:margin-right="0in" fo:text-indent="0in" style:auto-text-indent="false"/>
      <style:text-properties style:font-name="arial" fo:font-size="12pt" style:text-underline-style="none" fo:font-weight="normal" officeooo:paragraph-rsid="00166179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margin-left="0in" fo:margin-right="0in" fo:text-indent="0in" style:auto-text-indent="false"/>
      <style:text-properties style:font-name="arial" fo:font-size="12pt" style:text-underline-style="none" fo:font-weight="normal" officeooo:paragraph-rsid="0016617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normal" officeooo:rsid="00194714" officeooo:paragraph-rsid="00194714" style:font-size-asian="12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left="0in" fo:margin-right="0in" fo:text-indent="0in" style:auto-text-indent="false"/>
      <style:text-properties style:font-name="arial" fo:font-size="12pt" style:text-underline-style="none" fo:font-weight="normal" officeooo:rsid="00194714" officeooo:paragraph-rsid="00194714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arial" fo:font-size="12pt" style:text-underline-style="none" fo:font-weight="normal" officeooo:rsid="0019d74f" officeooo:paragraph-rsid="0019d74f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arial" fo:font-size="12pt" style:text-underline-style="none" fo:font-weight="normal" officeooo:paragraph-rsid="00166179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2pt" officeooo:paragraph-rsid="00166179" style:font-size-asian="12pt" style:font-name-complex="Calibri" style:font-size-complex="12pt"/>
    </style:style>
    <style:style style:name="P27" style:family="paragraph" style:parent-style-name="Standard" style:list-style-name="L4">
      <style:text-properties fo:font-size="12pt" style:font-size-asian="12pt" style:font-size-complex="12pt"/>
    </style:style>
    <style:style style:name="P28" style:family="paragraph" style:parent-style-name="Standard" style:list-style-name="L4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 style:list-style-name="L4">
      <style:text-properties fo:font-size="12pt" fo:font-style="normal" fo:font-weight="bold" officeooo:paragraph-rsid="00132edb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 style:list-style-name="L5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6">
      <style:paragraph-properties fo:text-align="justify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132edb"/>
    </style:style>
    <style:style style:name="T4" style:family="text">
      <style:text-properties officeooo:rsid="00135d5f"/>
    </style:style>
    <style:style style:name="T5" style:family="text">
      <style:text-properties officeooo:rsid="00166179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66179" style:font-weight-asian="bold" style:font-weight-complex="bold"/>
    </style:style>
    <style:style style:name="T8" style:family="text">
      <style:text-properties fo:font-weight="normal" officeooo:rsid="00194714" style:font-weight-asian="normal" style:font-weight-complex="normal"/>
    </style:style>
    <style:style style:name="T9" style:family="text">
      <style:text-properties officeooo:rsid="001747c4"/>
    </style:style>
    <style:style style:name="T10" style:family="text">
      <style:text-properties officeooo:rsid="00194714"/>
    </style:style>
    <style:style style:name="T11" style:family="text">
      <style:text-properties style:use-window-font-color="true" loext:opacity="0%" fo:language="ca" fo:country="ES" fo:font-weight="normal" officeooo:rsid="00194714" style:font-name-asian="Times New Roman" style:language-asian="zh" style:country-asian="CN" style:font-weight-asian="normal" style:font-name-complex="Arial" style:language-complex="ar" style:country-complex="SA" style:font-weight-complex="normal"/>
    </style:style>
    <style:style style:name="T12" style:family="text">
      <style:text-properties style:use-window-font-color="true" loext:opacity="0%" fo:language="ca" fo:country="ES" style:font-name-asian="Times New Roman" style:language-asian="zh" style:country-asian="CN" style:font-name-complex="Arial" style:language-complex="ar" style:country-complex="SA"/>
    </style:style>
    <style:style style:name="T13" style:family="text">
      <style:text-properties style:use-window-font-color="true" loext:opacity="0%" fo:language="ca" fo:country="ES" officeooo:rsid="0019d74f" style:font-name-asian="Times New Roman" style:language-asian="zh" style:country-asian="CN" style:font-name-complex="Arial" style:language-complex="ar" style:country-complex="SA"/>
    </style:style>
    <style:style style:name="T14" style:family="text">
      <style:text-properties style:use-window-font-color="true" loext:opacity="0%" fo:language="ca" fo:country="ES" fo:font-weight="bold" style:font-name-asian="Times New Roman" style:language-asian="zh" style:country-asian="CN" style:font-weight-asian="bold" style:font-name-complex="Arial" style:language-complex="ar" style:country-complex="SA" style:font-weight-complex="bold"/>
    </style:style>
    <style:style style:name="T15" style:family="text">
      <style:text-properties officeooo:rsid="0019d74f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1%.%2%)" style:num-suffix=")" style:num-format="a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8"/>
      <text:p text:style-name="P9">Salari i nòmina</text:p>
      <text:p text:style-name="P4"/>
      <text:list xml:id="list2880379544" text:style-name="WW8Num6">
        <text:list-item>
          <text:p text:style-name="P14">Defineix els següents conceptes :</text:p>
        </text:list-item>
      </text:list>
      <text:p text:style-name="P5"/>
      <text:list xml:id="list824235233" text:style-name="L1">
        <text:list-item>
          <text:p text:style-name="P15">Salari: <text:span text:style-name="T8">Tots els pagaments que rep el treballador per la realitzaci</text:span><text:span text:style-name="T11">ó del seu <text:tab/><text:tab/>treball </text:span></text:p>
        </text:list-item>
      </text:list>
      <text:p text:style-name="P5"/>
      <text:list xml:id="list151905532631123" text:continue-numbering="true" text:style-name="L1">
        <text:list-item>
          <text:p text:style-name="P16">Salari Mínim Interprofessional: <text:span text:style-name="T8">Ingressos m</text:span><text:span text:style-name="T11">ínims dels treballadors</text:span></text:p>
          <text:p text:style-name="P16"><text:span text:style-name="T11"/></text:p>
        </text:list-item>
        <text:list-item>
          <text:p text:style-name="P16"><text:span text:style-name="T10">B</text:span>estretes: <text:span text:style-name="T8">A</text:span><text:span text:style-name="T11">vançament del salari abans de final de mes</text:span></text:p>
        </text:list-item>
      </text:list>
      <text:p text:style-name="P5"/>
      <text:list xml:id="list151906838944347" text:continue-numbering="true" text:style-name="L1">
        <text:list-item>
          <text:p text:style-name="P15">Salari base: <text:span text:style-name="T8">Retribuci</text:span><text:span text:style-name="T11">ó fixada per temps treballat, sense tenir en compte cap <text:tab/><text:tab/><text:tab/>altre circumstància.</text:span></text:p>
        </text:list-item>
      </text:list>
      <text:p text:style-name="P5"/>
      <text:p text:style-name="P6">Què establix el conveni col·lectiu sobre les bestretes? Explicau amb les teues paraules.</text:p>
      <text:p text:style-name="P6"/>
      <text:p text:style-name="P22">Que el treballador t<text:span text:style-name="T12">é el dret de demanar-les quan considere necesàries</text:span></text:p>
      <text:p text:style-name="P22"><text:span text:style-name="T12"/></text:p>
      <text:list xml:id="list526590616" text:style-name="L2">
        <text:list-header>
          <text:p text:style-name="P20"/>
        </text:list-header>
        <text:list-item>
          <text:p text:style-name="P17">Mireu els següents conceptes <text:span text:style-name="T4">salarial </text:span>al convenis col·lectius:</text:p>
          <text:p text:style-name="P20"/>
        </text:list-item>
      </text:list>
      <text:list xml:id="list3408546025" text:style-name="L3">
        <text:list-header>
          <text:p text:style-name="P21"><text:span text:style-name="T6">- Gratificacions extraordinàries </text:span><text:span text:style-name="T7">(</text:span><text:span text:style-name="T5">has de indicar com es paguen, que integra les pagues extres...segons el que diu el conveni col·lectiu).</text:span></text:p>
          <text:p text:style-name="P23">Com a m<text:span text:style-name="T12">ínim dues a l’any, una es obligatòria en desembre i l’altra quan l’empresa ho determini. Una altra forma de pagament es prorratejarles.</text:span></text:p>
          <text:p text:style-name="P21"/>
          <text:p text:style-name="P18">- Hores extraordinàries: <text:span text:style-name="T5">(has de dir com es paguen o es compensen segons el conveni )</text:span></text:p>
          <text:p text:style-name="P23">Les hores extres es poden pagar en met<text:span text:style-name="T12">àlic o compensar-les amb descansos</text:span></text:p>
          <text:p text:style-name="P21"/>
          <text:p text:style-name="P18">-Complements salarials <text:span text:style-name="T5">i no salarials </text:span>: Indica<text:span text:style-name="T5"> els complements salarials i no salarials que establix el conveni, explicant-los breument amb les teues paraules. Desprès indica si els coreu tots o quins creieu que cobrareu.</text:span></text:p>
        </text:list-header>
      </text:list>
      <text:p text:style-name="P24">Poden ser complements personals per al lloc de treball o de qualitat, tot aç<text:span text:style-name="T12">ò incloeix titulacion, característiques que es diferèncien del treball corrent o la assistència i puntualitat</text:span><text:span text:style-name="T14">.</text:span></text:p>
      <text:p text:style-name="P24"><text:span text:style-name="T12">Jo pense que només es cobraran pels complements personals com titulacio, idiomes o antiguetat.</text:span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24"><text:span text:style-name="T12"/></text:p>
      <text:p text:style-name="P5"/>
      <text:p text:style-name="P6"><text:soft-page-break/>3. Explica que és el FOGASA i que funcions té.</text:p>
      <text:p text:style-name="P7"/>
      <text:p text:style-name="P7"><text:span text:style-name="T15">O</text:span>rganisme finançat pels empresaris que fa front als deutes de les empreses per</text:p>
      <text:p text:style-name="P7">garantir el salari dels treballadors quan l’empresa no puga pagar aquests salaris en certes situacions com ara insolvència empresarial o concurs de l’empresari. <text:span text:style-name="T15">T</text:span><text:span text:style-name="T13">é dos funcions: abonar i pagar.</text:span></text:p>
      <text:p text:style-name="P26"/>
      <text:list xml:id="list2866626022" text:style-name="L4">
        <text:list-item>
          <text:p text:style-name="P27"><text:span text:style-name="T6">Una treballadora </text:span><text:span text:style-name="T2"><text:s/>amb contracte indefinit</text:span><text:span text:style-name="T1">, r</text:span><text:span text:style-name="T2">ep el més de març les següents retribucions:</text:span></text:p>
          <text:p text:style-name="P28"/>
          <text:p text:style-name="P29">Salari Base:<text:span text:style-name="T3">1022,3 €</text:span>/mes</text:p>
          <text:p text:style-name="P28">Comissió sobre la facturació: 125'99€/mes</text:p>
          <text:p text:style-name="P28">Plus de conveni: 110 €/mes</text:p>
          <text:p text:style-name="P28">La treballadora té dret a dues pagues extraordinàries a l'any de la quantia del salari base cadascuna d'elles i què cobra una al Nadal i l'altra en la nòmina de juny.</text:p>
          <text:p text:style-name="P28">Té una retenció de l'IRPF del 12'24%.</text:p>
        </text:list-item>
      </text:list>
      <text:p text:style-name="P10"/>
      <text:p text:style-name="P10">Calcula la nòmina del mes de març.</text:p>
      <text:p text:style-name="P11"/>
      <text:p text:style-name="P12"/>
      <text:list xml:id="list2954343900" text:style-name="L5">
        <text:list-item>
          <text:p text:style-name="P30">Pep és un treballador <text:span text:style-name="T9">que </text:span>han contractat temporalment durant tres mesos. Li ha dit què té dret a rebre com a remuneració durant el mes d'abril:</text:p>
          <text:p text:style-name="P30"/>
          <text:p text:style-name="P30">Salari Base: 9<text:span text:style-name="T3">5</text:span>0 €/mes</text:p>
          <text:p text:style-name="P30">Plus de disponibilitat: 80,5€/mes</text:p>
          <text:p text:style-name="P30">Hores extraordinàries: 120 €</text:p>
          <text:p text:style-name="P30">Plus de transport: 40 €/mes</text:p>
          <text:p text:style-name="P30">Cobra les pagues extraordinàries prorratejades. Cada paga extra és de la quantia del Salari Base.</text:p>
          <text:p text:style-name="P30">IRPF: 2%</text:p>
        </text:list-item>
      </text:list>
      <text:p text:style-name="P11"/>
      <text:p text:style-name="P11">Calcula la nòmina del mes d'abril.</text:p>
      <text:p text:style-name="P11"/>
      <text:list xml:id="list173706266" text:style-name="L6">
        <text:list-item>
          <text:p text:style-name="P31">Antonina Alegre treballa <text:span text:style-name="T3">a l’empresa «Informaticaparatorpes SL»</text:span> amb contracte indefinit. El mes de desembre ha cobrat les següents retribucions:</text:p>
          <text:p text:style-name="P31"/>
          <text:p text:style-name="P31">Salari Base: 9<text:span text:style-name="T3">5</text:span>0 €/mes</text:p>
          <text:p text:style-name="P31">Comissió de facturació: 150€/ mes</text:p>
          <text:p text:style-name="P31">Plus de compensació: 105€/mes</text:p>
          <text:p text:style-name="P31">Plus de vestuari: 50 €/mes</text:p>
          <text:p text:style-name="P31">Plus de manutenció: 33,35 €/mes</text:p>
          <text:p text:style-name="P31">Hores extraordinàries: 99,85 €</text:p>
          <text:p text:style-name="P31">Paga extraordinària de Nadal: 1005 €</text:p>
          <text:p text:style-name="P31">IRPF: 13'05 %</text:p>
        </text:list-item>
      </text:list>
      <text:p text:style-name="P11"><text:soft-page-break/></text:p>
      <text:p text:style-name="P11">Calcula la nòmina de desembre.</text:p>
      <text:p text:style-name="P11"/>
      <text:p text:style-name="P11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Lohit Hindi2" svg:font-family="'Lohit Hindi', 'MS Gothic'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-Roman" svg:font-family="Times-Roman, 'Times New Roman'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ca" fo:country="ES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Arial" fo:font-family="Arial" style:font-family-generic="swiss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2" style:font-family-complex="'Lohit Hindi', 'MS Gothic'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Lohit Hindi2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2" style:font-family-complex="'Lohit Hindi', 'MS Gothic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, 'MS Gothic'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/>
      <style:text-properties fo:color="#000000" loext:opacity="100%" style:font-name="Times-Roman" fo:font-family="Times-Roman, 'Times New Roman'" fo:font-size="12pt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 loext:hyphenation-no-caps="false"/>
    </style:style>
    <style:style style:name="Text_20_body_20_indent" style:display-name="Text body indent" style:family="paragraph" style:parent-style-name="Standard" style:class="text">
      <style:paragraph-properties fo:margin-left="0.1972in" fo:margin-right="0in" fo:text-indent="0in" style:auto-text-indent="false"/>
      <style:text-properties fo:font-size="14pt" style:font-size-asian="14pt" style:font-size-complex="11pt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bsatz-Standardschriftart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1" style:display-name="Fuente de párrafo predeter.1" style:family="text"/>
    <style:style style:name="Peu_20_Car" style:display-name="Peu C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0984in" fo:margin-right="-0.3992in" fo:text-indent="0in" style:auto-text-indent="false">
        <style:tab-stops/>
      </style:paragraph-properties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end" style:justify-single-word="false">
        <style:tab-stops>
          <style:tab-stop style:position="0.5909in"/>
        </style:tab-stops>
      </style:paragraph-properties>
      <style:text-properties fo:font-size="10pt" fo:language="zxx" fo:country="none" style:font-size-asian="10pt" style:language-asian="zxx" style:country-asian="none"/>
    </style:style>
    <style:page-layout style:name="Mpm1">
      <style:page-layout-properties fo:page-width="8.2681in" fo:page-height="11.6929in" style:num-format="1" style:print-orientation="portrait" fo:margin-top="0.7874in" fo:margin-bottom="0.4925in" fo:margin-left="0.9846in" fo:margin-right="0.9846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4925in" fo:margin-left="0in" fo:margin-right="0in" fo:margin-top="0.453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5752in" fo:margin-bottom="0.9846in" fo:margin-left="0.9846in" fo:margin-right="0.9846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tab/><text:tab/><text:tab/><text:tab/><text:tab/><text:tab/><text:tab/><text:tab/> </text:p>
        <text:p text:style-name="Standard"/>
      </style:header>
      <style:footer>
        <text:p text:style-name="MP2"/>
      </style:footer>
    </style:master-page>
    <style:master-page style:name="First_20_Page" style:display-name="First Page" style:page-layout-name="Mpm2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om</dc:title>
    <meta:initial-creator>-</meta:initial-creator>
    <meta:creation-date>2018-03-16T11:46:00</meta:creation-date>
    <dc:date>2022-03-29T15:19:04.221608410</dc:date>
    <meta:print-date>2018-01-10T14:11:00</meta:print-date>
    <meta:editing-cycles>26</meta:editing-cycles>
    <meta:editing-duration>PT3H9M31S</meta:editing-duration>
    <meta:generator>LibreOffice/7.3.1.3$Linux_X86_64 LibreOffice_project/eead5aec017556e2cdbf9dfff06537ec58969b73</meta:generator>
    <meta:document-statistic meta:table-count="0" meta:image-count="0" meta:object-count="0" meta:page-count="3" meta:paragraph-count="47" meta:word-count="497" meta:character-count="3068" meta:non-whitespace-character-count="2613"/>
    <meta:user-defined meta:name="Informació 1"/>
    <meta:user-defined meta:name="Informació 2"/>
    <meta:user-defined meta:name="Informació 3"/>
    <meta:user-defined meta:name="Informació 4"/>
  </office:meta>
</office:document-meta>
</file>